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2b965" officeooo:paragraph-rsid="0012b965"/>
    </style:style>
    <style:style style:name="P2" style:family="paragraph" style:parent-style-name="Text_20_body">
      <style:text-properties officeooo:rsid="001399b6" officeooo:paragraph-rsid="001399b6"/>
    </style:style>
    <style:style style:name="P3" style:family="paragraph" style:parent-style-name="Text_20_body">
      <style:text-properties officeooo:rsid="00138616" officeooo:paragraph-rsid="00138616"/>
    </style:style>
    <style:style style:name="P4" style:family="paragraph" style:parent-style-name="Heading_20_1">
      <style:text-properties officeooo:rsid="0012b965" officeooo:paragraph-rsid="0012b965"/>
    </style:style>
    <style:style style:name="P5" style:family="paragraph" style:parent-style-name="Heading_20_3">
      <style:text-properties officeooo:rsid="001399b6" officeooo:paragraph-rsid="001399b6"/>
    </style:style>
    <style:style style:name="P6" style:family="paragraph" style:parent-style-name="Text_20_body">
      <style:text-properties officeooo:rsid="001399b6" officeooo:paragraph-rsid="001399b6"/>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6">
      <style:paragraph-properties fo:margin-top="0in" fo:margin-bottom="0in" style:contextual-spacing="false"/>
    </style:style>
    <style:style style:name="T1" style:family="text">
      <style:text-properties officeooo:rsid="0012b965"/>
    </style:style>
    <style:style style:name="T2" style:family="text">
      <style:text-properties officeooo:rsid="0013861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PROJECT IDEA.</text:h>
      <text:h text:style-name="Heading_20_2" text:outline-level="2">&gt;&gt;<text:span text:style-name="T1">TITLE: CS50 HOSPITAL.</text:span></text:h>
      <text:p text:style-name="Text_20_body"/>
      <text:h text:style-name="Heading_20_4" text:outline-level="4">ABSTRACT;</text:h>
      <text:p text:style-name="P1">This website is met to be accessible by both the patients and hospital staff. </text:p>
      <text:p text:style-name="P1">The webapp it met to give the patients information about their medical activities that they have to perform on a daily basis, the medication time, the dosage of the medication, medication type, the staff responsible for the patient, and many more depending on the section of the website the patient is using to access the webapp. The patient has to be having the section where he or she can contact the hospital and the staff in charge of him or emergency contact if necessary. </text:p>
      <text:h text:style-name="Heading_20_5" text:outline-level="5">Below is the list of the accessible items on the webapp from the patients’ side;</text:h>
      <text:p text:style-name="P3">1. The patients has the access of chating the staff using the website directly to the patient’s side.</text:p>
      <text:p text:style-name="P3">2. The patients <text:s/>to be having the section of the webapp that allow the staff to make quick research about the health things on google or ai or any other search engines. </text:p>
      <text:h text:style-name="Heading_20_5" text:outline-level="5">The staff are met to get the information about the patients that he is in charge of <text:span text:style-name="T2">with the information bellow; </text:span></text:h>
      <text:p text:style-name="P3">1. patient’s illnesss</text:p>
      <text:p text:style-name="P3">2. The status of the illness of the patient.</text:p>
      <text:p text:style-name="P3">3. The address of the patients. (both online and physical address)</text:p>
      <text:p text:style-name="P3">4. The the medication status of the patient, (has the patient taken medication on time or not, the pending day apon completion of the medication. Type of medication )</text:p>
      <text:p text:style-name="P3">5. The staff has the access of chating the patient using the website directly to the patient’s side.</text:p>
      <text:p text:style-name="P3">6. The has to be having the section of the webapp that allow the staff to make quick research about the health things on google or ai or any other search engines.</text:p>
      <text:p text:style-name="P3"/>
      <text:h text:style-name="P5" text:outline-level="3">Action of the web-app.</text:h>
      <text:p text:style-name="P2">Each page has a different action that it performs to accomplish the task of the effective deliverance of the hospital to its customers. </text:p>
      <text:p text:style-name="P2"/>
      <text:p text:style-name="P2"/>
      <text:p text:style-name="P2"/>
      <text:p text:style-name="P2"><text:soft-page-break/></text:p>
      <text:h text:style-name="P5" text:outline-level="3">1. <text:span text:style-name="Strong_20_Emphasis">Landing Page (Home)</text:span></text:h>
      <text:list xml:id="list2265796101" text:style-name="L1">
        <text:list-item>
          <text:p text:style-name="P8"><text:span text:style-name="Strong_20_Emphasis">Purpose</text:span>: A simple introduction to the webapp, with easy navigation to either the "Patient Portal" or "Staff Portal."</text:p>
        </text:list-item>
        <text:list-item>
          <text:p text:style-name="P8"><text:span text:style-name="Strong_20_Emphasis">Content</text:span>:</text:p>
          <text:list>
            <text:list-item>
              <text:p text:style-name="P8">Welcome message with a brief explanation of the webapp’s purpose.</text:p>
            </text:list-item>
            <text:list-item>
              <text:p text:style-name="P8">Buttons for easy navigation: "Patient Portal" and "Staff Portal."</text:p>
            </text:list-item>
            <text:list-item>
              <text:p text:style-name="P8">Option to log in or register (for new users).</text:p>
            </text:list-item>
          </text:list>
        </text:list-item>
        <text:list-item>
          <text:p text:style-name="P7"><text:span text:style-name="Strong_20_Emphasis">Design</text:span>: Clean, with large buttons for easy navigation, possibly with icons representing patients and staff.</text:p>
        </text:list-item>
      </text:list>
      <text:p text:style-name="Horizontal_20_Line"/>
      <text:h text:style-name="Heading_20_3" text:outline-level="3">2. <text:span text:style-name="Strong_20_Emphasis">Patient Portal</text:span></text:h>
      <text:list xml:id="list3959025890" text:style-name="L2">
        <text:list-item>
          <text:p text:style-name="P10"><text:span text:style-name="Strong_20_Emphasis">Purpose</text:span>: A personalized area for the patient to access their medical details, interact with staff, and monitor their medication status.</text:p>
        </text:list-item>
        <text:list-item>
          <text:p text:style-name="P10"><text:span text:style-name="Strong_20_Emphasis">Content</text:span>:</text:p>
          <text:list>
            <text:list-item>
              <text:p text:style-name="P10"><text:span text:style-name="Strong_20_Emphasis">Dashboard</text:span>: Overview of the patient’s current status, upcoming medications, and pending tasks.</text:p>
              <text:list>
                <text:list-item>
                  <text:p text:style-name="P10">Display a summary of:</text:p>
                  <text:list>
                    <text:list-item>
                      <text:p text:style-name="P10">Medication (next dosage, time).</text:p>
                    </text:list-item>
                    <text:list-item>
                      <text:p text:style-name="P10">Staff contact information.</text:p>
                    </text:list-item>
                    <text:list-item>
                      <text:p text:style-name="P10">Emergency contact option.</text:p>
                    </text:list-item>
                    <text:list-item>
                      <text:p text:style-name="P10">Last medication taken (with date and time).</text:p>
                    </text:list-item>
                  </text:list>
                </text:list-item>
              </text:list>
            </text:list-item>
            <text:list-item>
              <text:p text:style-name="P10"><text:span text:style-name="Strong_20_Emphasis">Medication Section</text:span>:</text:p>
              <text:list>
                <text:list-item>
                  <text:p text:style-name="P10">List of all prescribed medications, along with:</text:p>
                  <text:list>
                    <text:list-item>
                      <text:p text:style-name="P10">Type of medication.</text:p>
                    </text:list-item>
                    <text:list-item>
                      <text:p text:style-name="P10">Dosage amount.</text:p>
                    </text:list-item>
                    <text:list-item>
                      <text:p text:style-name="P10">Time for taking medication.</text:p>
                    </text:list-item>
                    <text:list-item>
                      <text:p text:style-name="P10">Medication history and remaining days.</text:p>
                    </text:list-item>
                  </text:list>
                </text:list-item>
                <text:list-item>
                  <text:p text:style-name="P10">A "Reminder" system to alert patients on time.</text:p>
                </text:list-item>
              </text:list>
            </text:list-item>
            <text:list-item>
              <text:p text:style-name="P10"><text:span text:style-name="Strong_20_Emphasis">Staff Contact</text:span>:</text:p>
              <text:list>
                <text:list-item>
                  <text:p text:style-name="P10">Contact details for the patient’s assigned staff.</text:p>
                </text:list-item>
                <text:list-item>
                  <text:p text:style-name="P10">A chat system to message hospital staff or a designated person directly.</text:p>
                </text:list-item>
                <text:list-item>
                  <text:p text:style-name="P10">An option to request an emergency contact via chat or call.</text:p>
                </text:list-item>
              </text:list>
            </text:list-item>
            <text:list-item>
              <text:p text:style-name="P10"><text:span text:style-name="Strong_20_Emphasis">Research/Information Section</text:span>:</text:p>
              <text:list>
                <text:list-item>
                  <text:p text:style-name="P10">A feature for patients to access general medical knowledge (research on their condition, general advice, etc.).</text:p>
                </text:list-item>
                <text:list-item>
                  <text:p text:style-name="P10">Option to search for their illness, medication details, etc.</text:p>
                </text:list-item>
              </text:list>
            </text:list-item>
          </text:list>
        </text:list-item>
        <text:list-item>
          <text:p text:style-name="P10"><text:span text:style-name="Strong_20_Emphasis">Design</text:span>:</text:p>
          <text:list>
            <text:list-item>
              <text:p text:style-name="P10">Intuitive navigation with separate sections for medication, staff contact, and research.</text:p>
            </text:list-item>
            <text:list-item>
              <text:p text:style-name="P10">Friendly and calming colors to ensure comfort.</text:p>
            </text:list-item>
            <text:list-item>
              <text:p text:style-name="P9"><text:soft-page-break/>Accessible, mobile-friendly design.</text:p>
            </text:list-item>
          </text:list>
        </text:list-item>
      </text:list>
      <text:p text:style-name="Horizontal_20_Line"/>
      <text:h text:style-name="Heading_20_3" text:outline-level="3">3. <text:span text:style-name="Strong_20_Emphasis">Staff Portal</text:span></text:h>
      <text:list xml:id="list93126678" text:style-name="L3">
        <text:list-item>
          <text:p text:style-name="P12"><text:span text:style-name="Strong_20_Emphasis">Purpose</text:span>: A section for hospital staff to manage patient data, communicate with patients, and access quick research tools.</text:p>
        </text:list-item>
        <text:list-item>
          <text:p text:style-name="P12"><text:span text:style-name="Strong_20_Emphasis">Content</text:span>:</text:p>
          <text:list>
            <text:list-item>
              <text:p text:style-name="P12"><text:span text:style-name="Strong_20_Emphasis">Patient List</text:span>:</text:p>
              <text:list>
                <text:list-item>
                  <text:p text:style-name="P12">A searchable list of patients the staff member is responsible for.</text:p>
                </text:list-item>
                <text:list-item>
                  <text:p text:style-name="P12">Click on a patient to view:</text:p>
                  <text:list>
                    <text:list-item>
                      <text:p text:style-name="P12"><text:span text:style-name="Strong_20_Emphasis">Patient Details</text:span>: Illness, status, medications, medical history, etc.</text:p>
                    </text:list-item>
                    <text:list-item>
                      <text:p text:style-name="P12"><text:span text:style-name="Strong_20_Emphasis">Communication History</text:span>: Past messages or contact logs with the patient.</text:p>
                    </text:list-item>
                  </text:list>
                </text:list-item>
              </text:list>
            </text:list-item>
            <text:list-item>
              <text:p text:style-name="P12"><text:span text:style-name="Strong_20_Emphasis">Medication Status</text:span>:</text:p>
              <text:list>
                <text:list-item>
                  <text:p text:style-name="P12">View whether the patient has taken their medication on time.</text:p>
                </text:list-item>
                <text:list-item>
                  <text:p text:style-name="P12">A visual representation of the medication schedule.</text:p>
                </text:list-item>
                <text:list-item>
                  <text:p text:style-name="P12">Option to send reminders to patients for upcoming medications.</text:p>
                </text:list-item>
              </text:list>
            </text:list-item>
            <text:list-item>
              <text:p text:style-name="P12"><text:span text:style-name="Strong_20_Emphasis">Staff Chat</text:span>:</text:p>
              <text:list>
                <text:list-item>
                  <text:p text:style-name="P12">A messaging system allowing the staff member to directly contact the patient.</text:p>
                </text:list-item>
                <text:list-item>
                  <text:p text:style-name="P12">A feature to mark messages as "urgent" or "important."</text:p>
                </text:list-item>
              </text:list>
            </text:list-item>
            <text:list-item>
              <text:p text:style-name="P12"><text:span text:style-name="Strong_20_Emphasis">Research Section</text:span>:</text:p>
              <text:list>
                <text:list-item>
                  <text:p text:style-name="P12">A built-in search tool that lets staff quickly look up information on the patient’s condition, medication, or general health topics.</text:p>
                </text:list-item>
                <text:list-item>
                  <text:p text:style-name="P12">Integration with search engines (Google, AI-powered tools, etc.) for real-time information retrieval.</text:p>
                </text:list-item>
              </text:list>
            </text:list-item>
            <text:list-item>
              <text:p text:style-name="P12"><text:span text:style-name="Strong_20_Emphasis">Patient Notes</text:span>:</text:p>
              <text:list>
                <text:list-item>
                  <text:p text:style-name="P12">Staff can add notes or updates on each patient’s condition.</text:p>
                </text:list-item>
                <text:list-item>
                  <text:p text:style-name="P12">View the patient's medical history and status updates.</text:p>
                </text:list-item>
              </text:list>
            </text:list-item>
          </text:list>
        </text:list-item>
        <text:list-item>
          <text:p text:style-name="P12"><text:span text:style-name="Strong_20_Emphasis">Design</text:span>:</text:p>
          <text:list>
            <text:list-item>
              <text:p text:style-name="P12">Data-heavy, so ensure it’s organized in tables or cards for easy access.</text:p>
            </text:list-item>
            <text:list-item>
              <text:p text:style-name="P12">Features like filters or search options to help staff find specific patients or data quickly.</text:p>
            </text:list-item>
            <text:list-item>
              <text:p text:style-name="P11">Option to toggle between different patients with minimal clicks.</text:p>
            </text:list-item>
          </text:list>
        </text:list-item>
      </text:list>
      <text:p text:style-name="Horizontal_20_Line"/>
      <text:h text:style-name="Heading_20_3" text:outline-level="3">4. <text:span text:style-name="Strong_20_Emphasis">Admin Portal (Optional)</text:span></text:h>
      <text:list xml:id="list2739221992" text:style-name="L4">
        <text:list-item>
          <text:p text:style-name="P14"><text:span text:style-name="Strong_20_Emphasis">Purpose</text:span>: A backend section for administrators to manage users (patients and staff), monitor webapp activity, and oversee patient data.</text:p>
        </text:list-item>
        <text:list-item>
          <text:p text:style-name="P14"><text:span text:style-name="Strong_20_Emphasis">Content</text:span>:</text:p>
          <text:list>
            <text:list-item>
              <text:p text:style-name="P14"><text:span text:style-name="Strong_20_Emphasis">User Management</text:span>: Admins can add/edit patients and staff accounts.</text:p>
            </text:list-item>
            <text:list-item>
              <text:p text:style-name="P14"><text:span text:style-name="Strong_20_Emphasis">Access Control</text:span>: Set permissions (who can access what data).</text:p>
            </text:list-item>
            <text:list-item>
              <text:p text:style-name="P14"><text:span text:style-name="Strong_20_Emphasis">Monitor Analytics</text:span>: View usage statistics, most used features, and general webapp performance.</text:p>
            </text:list-item>
            <text:list-item>
              <text:p text:style-name="P14"><text:soft-page-break/><text:span text:style-name="Strong_20_Emphasis">Settings</text:span>: Modify app-wide settings (e.g., medication reminder timing, notification settings).</text:p>
            </text:list-item>
          </text:list>
        </text:list-item>
        <text:list-item>
          <text:p text:style-name="P13"><text:span text:style-name="Strong_20_Emphasis">Design</text:span>: Similar to the Staff Portal but with more administrative control.</text:p>
        </text:list-item>
      </text:list>
      <text:p text:style-name="Horizontal_20_Line"/>
      <text:h text:style-name="Heading_20_3" text:outline-level="3">5. <text:span text:style-name="Strong_20_Emphasis">Additional Features and Considerations</text:span></text:h>
      <text:list xml:id="list1552357430" text:style-name="L5">
        <text:list-item>
          <text:p text:style-name="P16"><text:span text:style-name="Strong_20_Emphasis">Security &amp; Privacy</text:span>:</text:p>
          <text:list>
            <text:list-item>
              <text:p text:style-name="P16">Implement strong encryption for patient data and chat features.</text:p>
            </text:list-item>
            <text:list-item>
              <text:p text:style-name="P16">Multi-factor authentication for staff and admin logins to ensure security.</text:p>
            </text:list-item>
            <text:list-item>
              <text:p text:style-name="P16">Regular data backups and GDPR compliance for patient data protection.</text:p>
            </text:list-item>
          </text:list>
        </text:list-item>
        <text:list-item>
          <text:p text:style-name="P16"><text:span text:style-name="Strong_20_Emphasis">Emergency Alert System</text:span>:</text:p>
          <text:list>
            <text:list-item>
              <text:p text:style-name="P16">Both patients and staff should have the ability to flag urgent medical issues through the app. A dedicated button for emergency contact (for both medical and hospital staff).</text:p>
            </text:list-item>
          </text:list>
        </text:list-item>
        <text:list-item>
          <text:p text:style-name="P16"><text:span text:style-name="Strong_20_Emphasis">Notifications &amp; Alerts</text:span>:</text:p>
          <text:list>
            <text:list-item>
              <text:p text:style-name="P16">Push notifications or email alerts for patients about upcoming medications.</text:p>
            </text:list-item>
            <text:list-item>
              <text:p text:style-name="P16">Staff should receive notifications when a patient misses medication or when a message is marked urgent.</text:p>
            </text:list-item>
          </text:list>
        </text:list-item>
        <text:list-item>
          <text:p text:style-name="P16"><text:span text:style-name="Strong_20_Emphasis">Accessibility</text:span>:</text:p>
          <text:list>
            <text:list-item>
              <text:p text:style-name="P16">Make the app fully accessible for users with disabilities. Add features like screen reader support, text resizing, and high-contrast modes.</text:p>
            </text:list-item>
          </text:list>
        </text:list-item>
        <text:list-item>
          <text:p text:style-name="P16"><text:span text:style-name="Strong_20_Emphasis">Mobile Responsiveness</text:span>:</text:p>
          <text:list>
            <text:list-item>
              <text:p text:style-name="P16">Design the webapp to work seamlessly on mobile devices, as it will likely be used by patients and staff on-the-go.</text:p>
            </text:list-item>
          </text:list>
        </text:list-item>
        <text:list-item>
          <text:p text:style-name="P16"><text:span text:style-name="Strong_20_Emphasis">User-Friendly Chat Interface</text:span>:</text:p>
          <text:list>
            <text:list-item>
              <text:p text:style-name="P16">Ensure the messaging system is intuitive, with quick reply buttons and status indicators (e.g., “Delivered,” “Read,” etc.).</text:p>
            </text:list-item>
            <text:list-item>
              <text:p text:style-name="P16">Allow file sharing (such as prescriptions, test results, etc.) between the patient and staff.</text:p>
            </text:list-item>
          </text:list>
        </text:list-item>
        <text:list-item>
          <text:p text:style-name="P16"><text:span text:style-name="Strong_20_Emphasis">Feedback Section</text:span>:</text:p>
          <text:list>
            <text:list-item>
              <text:p text:style-name="P15">Add an area where users can provide feedback on the webapp’s features or report issues.</text:p>
            </text:list-item>
          </text:list>
        </text:list-item>
      </text:list>
      <text:p text:style-name="Horizontal_20_Line"/>
      <text:h text:style-name="Heading_20_3" text:outline-level="3">Implementation Advice:</text:h>
      <text:list xml:id="list3117458586" text:style-name="L6">
        <text:list-item>
          <text:p text:style-name="P17"><text:span text:style-name="Strong_20_Emphasis">Technology Stack</text:span>:</text:p>
          <text:list>
            <text:list-item>
              <text:p text:style-name="P18"><text:span text:style-name="Strong_20_Emphasis">Frontend</text:span>: Use React or Vue for a responsive and dynamic frontend experience.</text:p>
            </text:list-item>
            <text:list-item>
              <text:p text:style-name="P18"><text:span text:style-name="Strong_20_Emphasis">Backend</text:span>: Node.js with Express for handling API requests, or Python with Django if you prefer Python.</text:p>
            </text:list-item>
            <text:list-item>
              <text:p text:style-name="P18"><text:span text:style-name="Strong_20_Emphasis">Database</text:span>: Use a relational database (like MySQL or PostgreSQL) for patient and staff data storage.</text:p>
            </text:list-item>
            <text:list-item>
              <text:p text:style-name="P18"><text:span text:style-name="Strong_20_Emphasis">Messaging System</text:span>: Integrate real-time communication using WebSockets or services like Firebase.</text:p>
            </text:list-item>
            <text:list-item>
              <text:p text:style-name="P18"><text:soft-page-break/><text:span text:style-name="Strong_20_Emphasis">Research Integration</text:span>: APIs for quick health-related search (e.g., health-related search engines or AI tools).</text:p>
            </text:list-item>
          </text:list>
        </text:list-item>
        <text:list-item>
          <text:p text:style-name="P17"><text:span text:style-name="Strong_20_Emphasis">Testing and User Feedback</text:span>:</text:p>
          <text:list>
            <text:list-item>
              <text:p text:style-name="P18">Run thorough testing with potential users (patients and staff) to identify usability issues.</text:p>
            </text:list-item>
            <text:list-item>
              <text:p text:style-name="P17">Regularly collect feedback from real users to improve the webapp and add features as needed.</text:p>
            </text:list-item>
          </text:list>
        </text:list-item>
      </text:list>
      <text:p text:style-name="Text_20_body">This layout reflects the purpose and features described in your project. It provides a clean, user-friendly experience for both patients and staff while ensuring all the necessary information is easily accessible and up-to-date.</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22:23:39.382387489</meta:creation-date>
    <dc:date>2024-12-09T23:49:09.349328941</dc:date>
    <meta:editing-duration>PT7M8S</meta:editing-duration>
    <meta:editing-cycles>2</meta:editing-cycles>
    <meta:generator>LibreOffice/7.3.7.2$Linux_X86_64 LibreOffice_project/30$Build-2</meta:generator>
    <meta:document-statistic meta:table-count="0" meta:image-count="0" meta:object-count="0" meta:page-count="5" meta:paragraph-count="114" meta:word-count="1248" meta:character-count="7620" meta:non-whitespace-character-count="6570"/>
  </office:meta>
</office:document-meta>
</file>